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ff00" fo:border="0.74pt solid #000000"/>
    </style:style>
    <style:style style:name="ce3" style:family="table-cell" style:parent-style-name="Default">
      <style:table-cell-properties fo:background-color="#66cc00" fo:border="0.74pt solid #000000"/>
    </style:style>
    <style:style style:name="ce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7">
      <style:table-cell-properties fo:background-color="#ccff00" fo:border="0.74pt solid #000000"/>
    </style:style>
    <style:style style:name="ce9" style:family="table-cell" style:parent-style-name="Default" style:data-style-name="N37">
      <style:table-cell-properties fo:background-color="#66cc00"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86.15mm" svg:height="103.85mm" svg:x="160.3mm" svg:y="3.19mm">
            <loext:p draw:notify-on-update-of-ranges="Hoja1.E1:Hoja1.E1 Hoja1.E2:Hoja1.E4 Hoja1.E1:Hoja1.E1 Hoja1.F1:Hoja1.F1 Hoja1.F2:Hoja1.F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unción</text:p>
          </table:table-cell>
          <table:table-cell table:style-name="ce5" office:value-type="string" calcext:value-type="string">
            <text:p>Tiempo</text:p>
          </table:table-cell>
          <table:table-cell table:style-name="ce7"/>
          <table:table-cell table:style-name="ce1" office:value-type="string" calcext:value-type="string">
            <text:p>Fecha reunión</text:p>
          </table:table-cell>
          <table:table-cell table:style-name="ce1" office:value-type="string" calcext:value-type="string">
            <text:p>Horas empleadas</text:p>
          </table:table-cell>
          <table:table-cell table:style-name="ce1" office:value-type="string" calcext:value-type="string">
            <text:p>Horas restantes</text:p>
          </table:table-cell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Busc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office:value-type="date" office:date-value="2018-11-28" calcext:value-type="date">
            <text:p>28/11/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xiliares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 office:value-type="date" office:date-value="2018-12-05" calcext:value-type="date">
            <text:p>05/12/1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([.F2]-[.E3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stra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office:value-type="date" office:date-value="2018-12-09" calcext:value-type="date">
            <text:p>09/12/1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([.F3]-[.E4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sertar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9"/>
          <table:table-cell table:style-name="ce3"/>
          <table:table-cell table:style-name="ce3" table:formula="of:=([.F4]-[.E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ific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/>
          <table:table-cell table:style-name="ce2"/>
          <table:table-cell table:style-name="ce2" table:formula="of:=([.F5]-[.E6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orrar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9"/>
          <table:table-cell table:style-name="ce3"/>
          <table:table-cell table:style-name="ce3" table:formula="of:=([.F6]-[.E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strarTodos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/>
          <table:table-cell table:style-name="ce2"/>
          <table:table-cell table:style-name="ce2" table:formula="of:=([.F7]-[.E8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strarGrupo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/>
          <table:table-cell table:style-name="ce3"/>
          <table:table-cell table:style-name="ce3" table:formula="of:=([.F8]-[.E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rgarCopia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/>
          <table:table-cell table:style-name="ce2"/>
          <table:table-cell table:style-name="ce2" table:formula="of:=([.F9]-[.E10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rearCopia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/>
          <table:table-cell table:style-name="ce3"/>
          <table:table-cell table:style-name="ce3" table:formula="of:=([.F10]-[.E1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/>
          <table:table-cell table:style-name="ce2"/>
          <table:table-cell table:style-name="ce2" table:formula="of:=([.F11]-[.E12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gistro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/>
          <table:table-cell table:style-name="ce3"/>
          <table:table-cell table:style-name="ce3" table:formula="of:=([.F12]-[.E1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/>
          <table:table-cell table:style-name="ce2"/>
          <table:table-cell table:style-name="ce2" table:formula="of:=([.F13]-[.E14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ras totales</text:p>
          </table:table-cell>
          <table:table-cell table:style-name="ce6" table:formula="of:=SUM([.B2:.B13])" office:value-type="float" office:value="67" calcext:value-type="float">
            <text:p>67</text:p>
          </table:table-cell>
          <table:table-cell/>
          <table:table-cell table:style-name="ce9"/>
          <table:table-cell table:style-name="ce3"/>
          <table:table-cell table:style-name="ce3" table:formula="of:=([.F14]-[.E15])" office:value-type="float" office:value="56" calcext:value-type="float">
            <text:p>56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9:19:33.7951138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1:55:08.458089756</meta:creation-date>
    <dc:date>2018-12-09T20:33:43.736077384</dc:date>
    <meta:editing-duration>PT57M19S</meta:editing-duration>
    <meta:editing-cycles>7</meta:editing-cycles>
    <meta:generator>LibreOffice/5.1.6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16cm" svg:height="10.386cm" xlink:href=".." xlink:type="simple" chart:class="chart:bar" chart:style-name="ch1">
        <chart:title svg:x="7.637cm" svg:y="0.343cm" chart:style-name="ch2">
          <text:p>Burndown Chart</text:p>
        </chart:title>
        <chart:legend chart:legend-position="bottom" svg:x="5.621cm" svg:y="9.603cm" style:legend-expansion="wide" chart:style-name="ch3"/>
        <chart:plot-area chart:style-name="ch4" table:cell-range-address="Hoja1.E1:Hoja1.E4 Hoja1.F1:Hoja1.F15" chart:data-source-has-labels="row" svg:x="0.6cm" svg:y="1.325cm" svg:width="17.767cm" svg:height="7.082cm">
          <chartooo:coordinate-region svg:x="1.221cm" svg:y="1.524cm" svg:width="17.146cm" svg:height="6.236cm"/>
          <chart:axis chart:dimension="x" chart:name="primary-x" chart:style-name="ch5">
            <chart:title svg:x="8.457cm" svg:y="8.394cm" chart:style-name="ch6">
              <text:p>Reuniones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5.36cm" chart:style-name="ch9">
              <text:p>Horas</text:p>
            </chart:title>
            <chart:grid chart:style-name="ch10" chart:class="major"/>
          </chart:axis>
          <chart:series chart:style-name="ch11" chart:values-cell-range-address="Hoja1.E2:Hoja1.E4" chart:label-cell-address="Hoja1.E1:Hoja1.E1" chart:class="chart:bar">
            <chart:data-point chart:repeated="3"/>
            <loext:propertry-mapping loext:property="BorderColor" loext:cell-range-address="Hoja1.E1:Hoja1.E1"/>
          </chart:series>
          <chart:series chart:style-name="ch12" chart:values-cell-range-address="Hoja1.F2:Hoja1.F15" chart:label-cell-address="Hoja1.F1:Hoja1.F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mpleadas</text:p>
                <draw:g>
                  <svg:desc>Hoja1.E1:Hoja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Horas restante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E2:Hoja1.E4</svg:desc>
                </draw:g>
              </table:table-cell>
              <table:table-cell office:value-type="float" office:value="NaN">
                <text:p>NaN</text:p>
                <draw:g>
                  <svg:desc>Hoja1.E1:Hoja1.E1</svg:desc>
                </draw:g>
              </table:table-cell>
              <table:table-cell office:value-type="float" office:value="67">
                <text:p>67</text:p>
                <draw:g>
                  <svg:desc>Hoja1.F2:Hoja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